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cd47" officeooo:paragraph-rsid="0016cd47"/>
    </style:style>
    <style:style style:name="P2" style:family="paragraph" style:parent-style-name="Standard">
      <style:text-properties officeooo:rsid="00178f54" officeooo:paragraph-rsid="00178f54"/>
    </style:style>
    <style:style style:name="P3" style:family="paragraph" style:parent-style-name="Standard">
      <style:text-properties officeooo:rsid="00180b03" officeooo:paragraph-rsid="00180b0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ly 5<text:span text:style-name="T1">th</text:span> notes</text:p>
      <text:p text:style-name="P1"/>
      <text:p text:style-name="P1">Invoke the function = make it happen</text:p>
      <text:p text:style-name="P2">\n = break in javascript</text:p>
      <text:p text:style-name="P3">\ = special charact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3S</meta:editing-duration>
    <meta:editing-cycles>3</meta:editing-cycles>
    <meta:generator>LibreOffice/5.1.2.2$Windows_x86 LibreOffice_project/d3bf12ecb743fc0d20e0be0c58ca359301eb705f</meta:generator>
    <dc:date>2016-07-05T19:12:55.732000000</dc:date>
    <meta:document-statistic meta:table-count="0" meta:image-count="0" meta:object-count="0" meta:page-count="1" meta:paragraph-count="4" meta:word-count="19" meta:character-count="95" meta:non-whitespace-character-count="80"/>
    <meta:user-defined meta:name="Info 1"/>
    <meta:user-defined meta:name="Info 2"/>
    <meta:user-defined meta:name="Info 3"/>
    <meta:user-defined meta:name="Info 4"/>
  </office:meta>
</office:document-meta>
</file>